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E</text:p>
          </table:table-cell>
          <table:table-cell office:value-type="string" calcext:value-type="string">
            <text:p>Sueldo</text:p>
          </table:table-cell>
          <table:table-cell office:value-type="string" calcext:value-type="string">
            <text:p>Primas</text:p>
          </table:table-cell>
          <table:table-cell office:value-type="string" calcext:value-type="string">
            <text:p>hExtras</text:p>
          </table:table-cell>
          <table:table-cell table:style-name="ce1" office:value-type="string" calcext:value-type="string">
            <text:p>Bruto</text:p>
          </table:table-cell>
          <table:table-cell table:style-name="ce1" office:value-type="string" calcext:value-type="string">
            <text:p>Retencion</text:p>
          </table:table-cell>
          <table:table-cell table:style-name="ce1" office:value-type="string" calcext:value-type="string">
            <text:p>Ne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nded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+[.D5]+[.E5]*30" office:value-type="currency" office:currency="EUR" office:value="2000" calcext:value-type="currency">
            <text:p>2.000 €</text:p>
          </table:table-cell>
          <table:table-cell office:value-type="float" office:value="0" calcext:value-type="float">
            <text:p>0</text:p>
          </table:table-cell>
          <table:table-cell table:formula="of:=[.F5]*(100-[.G5])/100" office:value-type="currency" office:currency="EUR" office:value="2000" calcext:value-type="currency">
            <text:p>2.0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ndedo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]+[.D6]+[.E6]*30" office:value-type="currency" office:currency="EUR" office:value="2100" calcext:value-type="currency">
            <text:p>2.100 €</text:p>
          </table:table-cell>
          <table:table-cell office:value-type="float" office:value="15" calcext:value-type="float">
            <text:p>15</text:p>
          </table:table-cell>
          <table:table-cell table:formula="of:=[.F6]*(100-[.G6])/100" office:value-type="currency" office:currency="EUR" office:value="1785" calcext:value-type="currency">
            <text:p>1.785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ndedor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C7]+[.D7]+[.E7]*30" office:value-type="currency" office:currency="EUR" office:value="2200" calcext:value-type="currency">
            <text:p>2.200 €</text:p>
          </table:table-cell>
          <table:table-cell office:value-type="float" office:value="15" calcext:value-type="float">
            <text:p>15</text:p>
          </table:table-cell>
          <table:table-cell table:formula="of:=[.F7]*(100-[.G7])/100" office:value-type="currency" office:currency="EUR" office:value="1870" calcext:value-type="currency">
            <text:p>1.87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ndedor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8]+[.D8]+[.E8]*30" office:value-type="currency" office:currency="EUR" office:value="2450" calcext:value-type="currency">
            <text:p>2.450 €</text:p>
          </table:table-cell>
          <table:table-cell office:value-type="float" office:value="15" calcext:value-type="float">
            <text:p>15</text:p>
          </table:table-cell>
          <table:table-cell table:formula="of:=[.F8]*(100-[.G8])/100" office:value-type="currency" office:currency="EUR" office:value="2082.5" calcext:value-type="currency">
            <text:p>2.083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ndedor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C9]+[.D9]+[.E9]*30" office:value-type="currency" office:currency="EUR" office:value="2550" calcext:value-type="currency">
            <text:p>2.550 €</text:p>
          </table:table-cell>
          <table:table-cell office:value-type="float" office:value="18" calcext:value-type="float">
            <text:p>18</text:p>
          </table:table-cell>
          <table:table-cell table:formula="of:=[.F9]*(100-[.G9])/100" office:value-type="currency" office:currency="EUR" office:value="2091" calcext:value-type="currency">
            <text:p>2.091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ndedor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[.C10]+[.D10]+[.E10]*30" office:value-type="currency" office:currency="EUR" office:value="2650" calcext:value-type="currency">
            <text:p>2.650 €</text:p>
          </table:table-cell>
          <table:table-cell office:value-type="float" office:value="18" calcext:value-type="float">
            <text:p>18</text:p>
          </table:table-cell>
          <table:table-cell table:formula="of:=[.F10]*(100-[.G10])/100" office:value-type="currency" office:currency="EUR" office:value="2173" calcext:value-type="currency">
            <text:p>2.173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cargado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]+[.D11]+[.E11]*30" office:value-type="currency" office:currency="EUR" office:value="2500" calcext:value-type="currency">
            <text:p>2.500 €</text:p>
          </table:table-cell>
          <table:table-cell office:value-type="float" office:value="18" calcext:value-type="float">
            <text:p>18</text:p>
          </table:table-cell>
          <table:table-cell table:formula="of:=[.F11]*(100-[.G11])/100" office:value-type="currency" office:currency="EUR" office:value="2050" calcext:value-type="currency">
            <text:p>2.05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cargado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2]+[.D12]+[.E12]*30" office:value-type="currency" office:currency="EUR" office:value="2600" calcext:value-type="currency">
            <text:p>2.600 €</text:p>
          </table:table-cell>
          <table:table-cell office:value-type="float" office:value="18" calcext:value-type="float">
            <text:p>18</text:p>
          </table:table-cell>
          <table:table-cell table:formula="of:=[.F12]*(100-[.G12])/100" office:value-type="currency" office:currency="EUR" office:value="2132" calcext:value-type="currency">
            <text:p>2.132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cargado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C13]+[.D13]+[.E13]*30" office:value-type="currency" office:currency="EUR" office:value="2700" calcext:value-type="currency">
            <text:p>2.700 €</text:p>
          </table:table-cell>
          <table:table-cell office:value-type="float" office:value="18" calcext:value-type="float">
            <text:p>18</text:p>
          </table:table-cell>
          <table:table-cell table:formula="of:=[.F13]*(100-[.G13])/100" office:value-type="currency" office:currency="EUR" office:value="2214" calcext:value-type="currency">
            <text:p>2.214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cargado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14]+[.D14]+[.E14]*30" office:value-type="currency" office:currency="EUR" office:value="2950" calcext:value-type="currency">
            <text:p>2.950 €</text:p>
          </table:table-cell>
          <table:table-cell office:value-type="float" office:value="18" calcext:value-type="float">
            <text:p>18</text:p>
          </table:table-cell>
          <table:table-cell table:formula="of:=[.F14]*(100-[.G14])/100" office:value-type="currency" office:currency="EUR" office:value="2419" calcext:value-type="currency">
            <text:p>2.419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cargado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C15]+[.D15]+[.E15]*30" office:value-type="currency" office:currency="EUR" office:value="3050" calcext:value-type="currency">
            <text:p>3.050 €</text:p>
          </table:table-cell>
          <table:table-cell office:value-type="float" office:value="18" calcext:value-type="float">
            <text:p>18</text:p>
          </table:table-cell>
          <table:table-cell table:formula="of:=[.F15]*(100-[.G15])/100" office:value-type="currency" office:currency="EUR" office:value="2501" calcext:value-type="currency">
            <text:p>2.501 €</text:p>
          </table:table-cell>
          <table:table-cell/>
          <table:table-cell table:formula="of:=18/100" office:value-type="float" office:value="0.18" calcext:value-type="float">
            <text:p>0,18</text:p>
          </table:table-cell>
        </table:table-row>
        <table:table-row table:style-name="ro1">
          <table:table-cell/>
          <table:table-cell office:value-type="string" calcext:value-type="string">
            <text:p>Encargado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[.C16]+[.D16]+[.E16]*30" office:value-type="currency" office:currency="EUR" office:value="3150" calcext:value-type="currency">
            <text:p>3.150 €</text:p>
          </table:table-cell>
          <table:table-cell office:value-type="float" office:value="18" calcext:value-type="float">
            <text:p>18</text:p>
          </table:table-cell>
          <table:table-cell table:formula="of:=[.F16]*(100-[.G16])/100" office:value-type="currency" office:currency="EUR" office:value="2583" calcext:value-type="currency">
            <text:p>2.583 €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 number:grouping="true"/>
    </number:number-style>
    <number:percentage-style style:name="N107">
      <number:number number:decimal-places="1" number:min-decimal-places="1" number:min-integer-digits="1"/>
      <number:text> %</number:text>
    </number:percentage-style>
    <number:currency-style style:name="N10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5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8:12:29.497316432</meta:creation-date>
    <dc:date>2024-10-01T18:53:38.242413515</dc:date>
    <meta:editing-duration>PT19M58S</meta:editing-duration>
    <meta:editing-cycles>1</meta:editing-cycles>
    <meta:document-statistic meta:table-count="1" meta:cell-count="92" meta:object-count="0"/>
    <meta:generator>LibreOffice/7.3.7.2$Linux_X86_64 LibreOffice_project/30$Build-2</meta:generator>
  </office:meta>
</office:document-meta>
</file>